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fo:background-color="#FFC000"/>
    </style:style>
    <style:style style:name="ce3" style:family="table-cell" style:parent-style-name="Default" style:data-style-name="N0">
      <style:table-cell-properties fo:border="thin solid #000000" fo:background-color="#FFC000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3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vertical-align="automatic" style:repeat-content="false"/>
      <style:paragraph-properties fo:text-align="start" fo:margin-left="0cm"/>
      <style:text-properties fo:color="#FF0000"/>
    </style:style>
    <style:style style:name="ce10" style:family="table-cell" style:parent-style-name="Default" style:data-style-name="N2">
      <style:text-properties fo:color="#FF0000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25"/>
    <style:style style:name="co1" style:family="table-column">
      <style:table-column-properties fo:break-before="auto" style:column-width="8.38729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22791666666667cm" style:use-optimal-column-width="true"/>
    </style:style>
    <style:style style:name="co7" style:family="table-column">
      <style:table-column-properties fo:break-before="auto" style:column-width="7.80520833333333cm" style:use-optimal-column-width="true"/>
    </style:style>
    <style:style style:name="co8" style:family="table-column">
      <style:table-column-properties fo:break-before="auto" style:column-width="2.96333333333333cm" style:use-optimal-column-width="true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3.704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miary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8"/>
        <table:table-column table:style-name="co4" table:number-columns-repeated="4" table:default-cell-style-name="ce10"/>
        <table:table-column table:style-name="co4" table:number-columns-repeated="4" table:default-cell-style-name="ce8"/>
        <table:table-column table:style-name="co5" table:number-columns-repeated="16373" table:default-cell-style-name="ce1"/>
        <table:table-row table:style-name="ro1">
          <table:table-cell office:value-type="string" table:style-name="ce1">
            <text:p>Zawodzie (KRK) - Katowice - <text:s/>Batory (Gliwice)</text:p>
          </table:table-cell>
          <table:table-cell office:value-type="string" table:style-name="ce9">
            <text:p>t_ic</text:p>
          </table:table-cell>
          <table:table-cell office:value-type="string" table:style-name="ce11">
            <text:p>t_ks</text:p>
          </table:table-cell>
          <table:table-cell office:value-type="string" table:style-name="ce10">
            <text:p>Pomiar IC <text:s/>1</text:p>
          </table:table-cell>
          <table:table-cell office:value-type="string" table:style-name="ce10">
            <text:p>Pomiar IC <text:s/>2</text:p>
          </table:table-cell>
          <table:table-cell office:value-type="string" table:style-name="ce10">
            <text:p>Pomiar IC <text:s/>3</text:p>
          </table:table-cell>
          <table:table-cell office:value-type="string" table:style-name="ce10">
            <text:p>Pomiar IC <text:s/>4</text:p>
          </table:table-cell>
          <table:table-cell office:value-type="string" table:style-name="ce8">
            <text:p>Pomiar KŚ 1</text:p>
          </table:table-cell>
          <table:table-cell office:value-type="string" table:style-name="ce8">
            <text:p>Pomiar KŚ 2</text:p>
          </table:table-cell>
          <table:table-cell office:value-type="string" table:style-name="ce8">
            <text:p>Pomiar KŚ 3</text:p>
          </table:table-cell>
          <table:table-cell office:value-type="string" table:style-name="ce8">
            <text:p>Pomiar KŚ 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"KZ", "ST", 3, "(2)"</text:p>
          </table:table-cell>
          <table:table-cell office:value-type="float" office:value="0.783333333333329" table:formula="of:=AVERAGE([.D2:.G2])" table:style-name="ce10">
            <text:p>0,78</text:p>
          </table:table-cell>
          <table:table-cell office:value-type="float" office:value="0.93333333333334267" table:formula="of:=AVERAGE([.H2:.K2])" table:style-name="ce8">
            <text:p>0,93</text:p>
          </table:table-cell>
          <table:table-cell office:value-type="float" office:value="0.783333333333329" table:style-name="ce10">
            <text:p>0,78</text:p>
          </table:table-cell>
          <table:table-cell table:number-columns-repeated="3" table:style-name="ce10"/>
          <table:table-cell office:value-type="float" office:value="0.93333333333334267" table:style-name="ce8">
            <text:p>0,93</text:p>
          </table:table-cell>
          <table:table-cell table:number-columns-repeated="3" table:style-name="ce8"/>
          <table:table-cell table:number-columns-repeated="2" table:style-name="ce1"/>
          <table:table-cell office:value-type="string" table:style-name="ce1">
            <text:p>Do pół minuty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"KZ-KO", "SBL+Sem(ST)", 3, "1", "(1)"</text:p>
          </table:table-cell>
          <table:table-cell office:value-type="float" office:value="1.3333333333333353" table:formula="of:=AVERAGE([.D3:.G3])" table:style-name="ce10">
            <text:p>1,33</text:p>
          </table:table-cell>
          <table:table-cell office:value-type="float" office:value="1.983333333333327" table:formula="of:=AVERAGE([.H3:.K3])" table:style-name="ce8">
            <text:p>1,98</text:p>
          </table:table-cell>
          <table:table-cell office:value-type="float" office:value="1.3333333333333353" table:style-name="ce10">
            <text:p>1,33</text:p>
          </table:table-cell>
          <table:table-cell table:number-columns-repeated="3" table:style-name="ce10"/>
          <table:table-cell office:value-type="float" office:value="1.983333333333327" table:style-name="ce8">
            <text:p>1,98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O", "ST", 113, "(N/A)"</text:p>
          </table:table-cell>
          <table:table-cell office:value-type="float" office:value="1.9833333333333369" table:formula="of:=AVERAGE([.D4:.G4])" table:style-name="ce10">
            <text:p>1,98</text:p>
          </table:table-cell>
          <table:table-cell office:value-type="float" office:value="1.1499999999999999" table:formula="of:=AVERAGE([.H4:.K4])" table:style-name="ce8">
            <text:p>1,15</text:p>
          </table:table-cell>
          <table:table-cell office:value-type="float" office:value="1.9833333333333369" table:style-name="ce10">
            <text:p>1,98</text:p>
          </table:table-cell>
          <table:table-cell table:number-columns-repeated="3" table:style-name="ce10"/>
          <table:table-cell office:value-type="float" office:value="1.1499999999999999" table:style-name="ce8">
            <text:p>1,15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O", "ST", 3, "(2)"</text:p>
          </table:table-cell>
          <table:table-cell office:value-type="float" office:value="1.8499999999999894" table:formula="of:=AVERAGE([.D5:.G5])" table:style-name="ce10">
            <text:p>1,85</text:p>
          </table:table-cell>
          <table:table-cell office:value-type="float" office:value="1.9166666666666632" table:formula="of:=AVERAGE([.H5:.K5])" table:style-name="ce8">
            <text:p>1,92</text:p>
          </table:table-cell>
          <table:table-cell office:value-type="float" office:value="1.8499999999999894" table:style-name="ce10">
            <text:p>1,85</text:p>
          </table:table-cell>
          <table:table-cell table:number-columns-repeated="3" table:style-name="ce10"/>
          <table:table-cell table:style-name="ce8"/>
          <table:table-cell office:value-type="float" office:value="1.9166666666666632" table:style-name="ce8">
            <text:p>1,92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3">
            <text:p>"KO-KTC-1", "SBL", 1, "1", "(2)"</text:p>
          </table:table-cell>
          <table:table-cell office:value-type="float" office:value="1.416666666666675" table:formula="of:=AVERAGE([.D6:.G6])" table:style-name="ce10">
            <text:p>1,42</text:p>
          </table:table-cell>
          <table:table-cell office:value-type="float" office:value="1.3666666666666671" table:formula="of:=AVERAGE([.H6:.K6])" table:style-name="ce8">
            <text:p>1,37</text:p>
          </table:table-cell>
          <table:table-cell office:value-type="float" office:value="1.416666666666675" table:style-name="ce10">
            <text:p>1,42</text:p>
          </table:table-cell>
          <table:table-cell table:number-columns-repeated="3" table:style-name="ce10"/>
          <table:table-cell table:style-name="ce8"/>
          <table:table-cell office:value-type="float" office:value="1.3666666666666671" table:style-name="ce8">
            <text:p>1,37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3">
            <text:p>"KO-KTC-2", "SBL+POGP", 1, "2", "(2)"</text:p>
          </table:table-cell>
          <table:table-cell office:value-type="float" office:value="1.116666666666658" table:formula="of:=AVERAGE([.D7:.G7])" table:style-name="ce10">
            <text:p>1,12</text:p>
          </table:table-cell>
          <table:table-cell office:value-type="float" office:value="1.716666666666667" table:formula="of:=AVERAGE([.H7:.K7])" table:style-name="ce8">
            <text:p>1,72</text:p>
          </table:table-cell>
          <table:table-cell office:value-type="float" office:value="1.116666666666658" table:style-name="ce10">
            <text:p>1,12</text:p>
          </table:table-cell>
          <table:table-cell table:number-columns-repeated="3" table:style-name="ce10"/>
          <table:table-cell table:style-name="ce8"/>
          <table:table-cell office:value-type="float" office:value="1.716666666666667" table:style-name="ce8">
            <text:p>1,72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TC-CB-1", "SBL", 1, "1", "(2)"</text:p>
          </table:table-cell>
          <table:table-cell office:value-type="float" office:value="0.78333333333333921" table:formula="of:=AVERAGE([.D8:.G8])" table:style-name="ce10">
            <text:p>0,78</text:p>
          </table:table-cell>
          <table:table-cell office:value-type="float" office:value="0.83333333333333204" table:formula="of:=AVERAGE([.H8:.K8])" table:style-name="ce8">
            <text:p>0,83</text:p>
          </table:table-cell>
          <table:table-cell office:value-type="float" office:value="0.78333333333333921" table:style-name="ce10">
            <text:p>0,78</text:p>
          </table:table-cell>
          <table:table-cell table:number-columns-repeated="3" table:style-name="ce10"/>
          <table:table-cell table:style-name="ce8"/>
          <table:table-cell office:value-type="float" office:value="0.83333333333333204" table:style-name="ce8">
            <text:p>0,83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TC-CB-2", "SBL+Sem(ST)", 1, "2", "(2)"</text:p>
          </table:table-cell>
          <table:table-cell office:value-type="float" office:value="0.81666666666667109" table:formula="of:=AVERAGE([.D9:.G9])" table:style-name="ce10">
            <text:p>0,82</text:p>
          </table:table-cell>
          <table:table-cell office:value-type="float" office:value="0.83333333333333703" table:formula="of:=AVERAGE([.H9:.K9])" table:style-name="ce8">
            <text:p>0,83</text:p>
          </table:table-cell>
          <table:table-cell office:value-type="float" office:value="0.81666666666667109" table:style-name="ce10">
            <text:p>0,82</text:p>
          </table:table-cell>
          <table:table-cell table:number-columns-repeated="3" table:style-name="ce10"/>
          <table:table-cell table:style-name="ce8"/>
          <table:table-cell office:value-type="float" office:value="0.83333333333333703" table:style-name="ce8">
            <text:p>0,83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CB", "ST", 1, "(1)"</text:p>
          </table:table-cell>
          <table:table-cell office:value-type="float" office:value="0.63333333333332575" table:formula="of:=AVERAGE([.D10:.G10])" table:style-name="ce10">
            <text:p>0,63</text:p>
          </table:table-cell>
          <table:table-cell office:value-type="float" office:value="1.7333333333333329" table:formula="of:=AVERAGE([.H10:.K10])" table:style-name="ce8">
            <text:p>1,73</text:p>
          </table:table-cell>
          <table:table-cell office:value-type="float" office:value="0.63333333333332575" table:style-name="ce10">
            <text:p>0,63</text:p>
          </table:table-cell>
          <table:table-cell table:number-columns-repeated="3" table:style-name="ce10"/>
          <table:table-cell table:style-name="ce8"/>
          <table:table-cell office:value-type="float" office:value="1.7333333333333329" table:style-name="ce8">
            <text:p>1,73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awodzie (WAW) - Katowice - Ligota</text:p>
          </table:table-cell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Z", "ST", 1, "(1)"</text:p>
          </table:table-cell>
          <table:table-cell office:value-type="float" office:value="0.76666666666667327" table:formula="of:=AVERAGE([.D13:.G13])" table:style-name="ce10">
            <text:p>0,77</text:p>
          </table:table-cell>
          <table:table-cell office:value-type="float" office:value="1.8666666666666678" table:formula="of:=AVERAGE([.H13:.K13])" table:style-name="ce8">
            <text:p>1,87</text:p>
          </table:table-cell>
          <table:table-cell office:value-type="float" office:value="0.76666666666667327" table:style-name="ce10">
            <text:p>0,77</text:p>
          </table:table-cell>
          <table:table-cell table:number-columns-repeated="3" table:style-name="ce10"/>
          <table:table-cell table:style-name="ce8"/>
          <table:table-cell office:value-type="float" office:value="1.8666666666666678" table:style-name="ce8">
            <text:p>1,87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Z-KO", "SBL+Sem(ST)", 1, "1", "(1)"</text:p>
          </table:table-cell>
          <table:table-cell office:value-type="float" office:value="1.4999999999999949" table:formula="of:=AVERAGE([.D14:.G14])" table:style-name="ce10">
            <text:p>1,50</text:p>
          </table:table-cell>
          <table:table-cell office:value-type="float" office:value="1.2500000000000004" table:formula="of:=AVERAGE([.H14:.K14])" table:style-name="ce8">
            <text:p>1,25</text:p>
          </table:table-cell>
          <table:table-cell office:value-type="float" office:value="1.4999999999999949" table:style-name="ce10">
            <text:p>1,50</text:p>
          </table:table-cell>
          <table:table-cell table:number-columns-repeated="3" table:style-name="ce10"/>
          <table:table-cell table:style-name="ce8"/>
          <table:table-cell office:value-type="float" office:value="1.2500000000000004" table:style-name="ce8">
            <text:p>1,25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O", "ST", 117, "(N/A)"</text:p>
          </table:table-cell>
          <table:table-cell office:value-type="float" office:value="1.2166666666666637" table:formula="of:=AVERAGE([.D15:.G15])" table:style-name="ce10">
            <text:p>1,22</text:p>
          </table:table-cell>
          <table:table-cell office:value-type="float" office:value="0.78333333333333421" table:formula="of:=AVERAGE([.H15:.K15])" table:style-name="ce8">
            <text:p>0,78</text:p>
          </table:table-cell>
          <table:table-cell office:value-type="float" office:value="1.2166666666666637" table:style-name="ce10">
            <text:p>1,22</text:p>
          </table:table-cell>
          <table:table-cell table:number-columns-repeated="3" table:style-name="ce10"/>
          <table:table-cell table:style-name="ce8"/>
          <table:table-cell office:value-type="float" office:value="0.78333333333333421" table:style-name="ce8">
            <text:p>0,78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O", "ST", 7, "(1)"</text:p>
          </table:table-cell>
          <table:table-cell office:value-type="float" office:value="1.97" table:formula="of:=AVERAGE([.D16:.G16])" table:style-name="ce10">
            <text:p>1,97</text:p>
          </table:table-cell>
          <table:table-cell office:value-type="float" office:value="1.9166666666666632" table:formula="of:=AVERAGE([.H16:.K16])" table:style-name="ce8">
            <text:p>1,92</text:p>
          </table:table-cell>
          <table:table-cell office:value-type="float" office:value="1.97" table:style-name="ce4">
            <text:p>1,97</text:p>
          </table:table-cell>
          <table:table-cell table:number-columns-repeated="3" table:style-name="ce10"/>
          <table:table-cell table:style-name="ce8"/>
          <table:table-cell office:value-type="float" office:value="1.9166666666666632" table:style-name="ce8">
            <text:p>1,92</text:p>
          </table:table-cell>
          <table:table-cell table:number-columns-repeated="2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O-Bugla-Bry-1", "Sem(ST)+SBL", 1, "1", "(2)"</text:p>
          </table:table-cell>
          <table:table-cell office:value-type="float" office:value="1.2749999999999999" table:formula="of:=AVERAGE([.D17:.G17])" table:style-name="ce10">
            <text:p>1,28</text:p>
          </table:table-cell>
          <table:table-cell office:value-type="float" office:value="1.6" table:formula="of:=AVERAGE([.H17:.K17])" table:style-name="ce8">
            <text:p>1,60</text:p>
          </table:table-cell>
          <table:table-cell office:value-type="float" office:value="1.25" table:style-name="ce10">
            <text:p>1,25</text:p>
          </table:table-cell>
          <table:table-cell office:value-type="float" office:value="1.3" table:style-name="ce10">
            <text:p>1,30</text:p>
          </table:table-cell>
          <table:table-cell table:number-columns-repeated="2" table:style-name="ce10"/>
          <table:table-cell office:value-type="float" office:value="1.6" table:style-name="ce8">
            <text:p>1,60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O-Bugla-Bry-2", "SBL+Sem(PODG)", 1, "2", "(2)"</text:p>
          </table:table-cell>
          <table:table-cell office:value-type="float" office:value="0.91666666666666374" table:formula="of:=AVERAGE([.D18:.G18])" table:style-name="ce10">
            <text:p>0,92</text:p>
          </table:table-cell>
          <table:table-cell office:value-type="float" office:value="0.79999999999999949" table:formula="of:=AVERAGE([.H18:.K18])" table:style-name="ce8">
            <text:p>0,80</text:p>
          </table:table-cell>
          <table:table-cell office:value-type="float" office:value="0.8166666666666611" table:style-name="ce10">
            <text:p>0,82</text:p>
          </table:table-cell>
          <table:table-cell office:value-type="float" office:value="1.0166666666666664" table:style-name="ce10">
            <text:p>1,02</text:p>
          </table:table-cell>
          <table:table-cell table:number-columns-repeated="2" table:style-name="ce10"/>
          <table:table-cell office:value-type="float" office:value="0.79999999999999949" table:style-name="ce8">
            <text:p>0,80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Bry-KL-1", "SBL+POGP", 1, "1", "(2)"</text:p>
          </table:table-cell>
          <table:table-cell office:value-type="float" office:value="1.7333333333333258" table:formula="of:=AVERAGE([.D19:.G19])" table:style-name="ce10">
            <text:p>1,73</text:p>
          </table:table-cell>
          <table:table-cell office:value-type="float" office:value="2.3833333333333337" table:formula="of:=AVERAGE([.H19:.K19])" table:style-name="ce8">
            <text:p>2,38</text:p>
          </table:table-cell>
          <table:table-cell office:value-type="float" office:value="2.1666666666666523" table:style-name="ce10">
            <text:p>2,17</text:p>
          </table:table-cell>
          <table:table-cell office:value-type="float" office:value="1.2999999999999996" table:style-name="ce10">
            <text:p>1,30</text:p>
          </table:table-cell>
          <table:table-cell table:number-columns-repeated="2" table:style-name="ce10"/>
          <table:table-cell office:value-type="float" office:value="2.3833333333333337" table:style-name="ce8">
            <text:p>2,38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Bry-KL-2", "SBL+Sem(ST)", 1, "2", "(2)"</text:p>
          </table:table-cell>
          <table:table-cell office:value-type="float" office:value="1.0083333333333306" table:formula="of:=AVERAGE([.D20:.G20])" table:style-name="ce10">
            <text:p>1,01</text:p>
          </table:table-cell>
          <table:table-cell office:value-type="float" office:value="0.79999999999999893" table:formula="of:=AVERAGE([.H20:.K20])" table:style-name="ce8">
            <text:p>0,80</text:p>
          </table:table-cell>
          <table:table-cell office:value-type="float" office:value="0.8166666666666611" table:style-name="ce10">
            <text:p>0,82</text:p>
          </table:table-cell>
          <table:table-cell office:value-type="float" office:value="1.2000000000000002" table:style-name="ce10">
            <text:p>1,20</text:p>
          </table:table-cell>
          <table:table-cell table:number-columns-repeated="2" table:style-name="ce10"/>
          <table:table-cell office:value-type="float" office:value="0.79999999999999893" table:style-name="ce8">
            <text:p>0,80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KL", "ST", 1, "(2)"</text:p>
          </table:table-cell>
          <table:table-cell office:value-type="float" office:value="1.1083333333333418" table:formula="of:=AVERAGE([.D21:.G21])" table:style-name="ce10">
            <text:p>1,11</text:p>
          </table:table-cell>
          <table:table-cell office:value-type="float" office:value="3.8833333333333342" table:formula="of:=AVERAGE([.H21:.K21])" table:style-name="ce8">
            <text:p>3,88</text:p>
          </table:table-cell>
          <table:table-cell office:value-type="float" office:value="1.0000000000000164" table:style-name="ce10">
            <text:p>1,00</text:p>
          </table:table-cell>
          <table:table-cell office:value-type="float" office:value="1.216666666666667" table:style-name="ce10">
            <text:p>1,22</text:p>
          </table:table-cell>
          <table:table-cell table:number-columns-repeated="2" table:style-name="ce10"/>
          <table:table-cell office:value-type="float" office:value="3.8833333333333342" table:style-name="ce8">
            <text:p>3,88</text:p>
          </table:table-cell>
          <table:table-cell table:number-columns-repeated="3" table:style-name="ce8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Katowice - Batory (Bytom)</text:p>
          </table:table-cell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CB", "ST", 1, "(1)"</text:p>
          </table:table-cell>
          <table:table-cell office:value-type="float" office:value="1.25" table:formula="of:=AVERAGE([.D25:.G25])" table:style-name="ce10">
            <text:p>1,25</text:p>
          </table:table-cell>
          <table:table-cell office:value-type="float" office:value="0" table:formula="of:=AVERAGE([.H25:.K25])" table:style-name="ce8">
            <text:p>#DZIEL/0!</text:p>
          </table:table-cell>
          <table:table-cell office:value-type="float" office:value="1.25" table:style-name="ce10">
            <text:p>1,25</text:p>
          </table:table-cell>
          <table:table-cell table:number-columns-repeated="3" table:style-name="ce10"/>
          <table:table-cell table:number-columns-repeated="4" table:style-name="ce8"/>
          <table:table-cell table:number-columns-repeated="1637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atory (Gliwice) - Katowice - Zawodzie (Kraków)</text:p>
          </table:table-cell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CB", "ST", 2, "(1)"</text:p>
          </table:table-cell>
          <table:table-cell office:value-type="float" office:value="0" table:formula="of:=AVERAGE([.D29:.G29])" table:style-name="ce10">
            <text:p>#DZIEL/0!</text:p>
          </table:table-cell>
          <table:table-cell office:value-type="float" office:value="0" table:formula="of:=AVERAGE([.H29:.K29])" table:style-name="ce8">
            <text:p>#DZIEL/0!</text:p>
          </table:table-cell>
          <table:table-cell table:number-columns-repeated="4" table:style-name="ce10"/>
          <table:table-cell table:number-columns-repeated="4" table:style-name="ce8"/>
          <table:table-cell table:number-columns-repeated="2" table:style-name="ce1"/>
          <table:table-cell office:value-type="time" office:time-value="PT16H40M0S" table:style-name="ce12">
            <text:p>16:40</text:p>
          </table:table-cell>
          <table:table-cell office:value-type="time" office:time-value="PT17H7M0S" table:style-name="ce12">
            <text:p>17:07</text:p>
          </table:table-cell>
          <table:table-cell office:value-type="time" office:time-value="PT0H27M0S" table:formula="of:=[.O29]-[.N29]" table:style-name="ce12">
            <text:p>00:27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"CB-KTC-1", "SBL", 2, "1", "(2)"</text:p>
          </table:table-cell>
          <table:table-cell office:value-type="float" office:value="0" table:formula="of:=AVERAGE([.D30:.G30])" table:style-name="ce10">
            <text:p>#DZIEL/0!</text:p>
          </table:table-cell>
          <table:table-cell office:value-type="float" office:value="1.0333333333333383" table:formula="of:=AVERAGE([.H30:.K30])" table:style-name="ce8">
            <text:p>1,03</text:p>
          </table:table-cell>
          <table:table-cell table:number-columns-repeated="4" table:style-name="ce10"/>
          <table:table-cell office:value-type="float" office:value="1.0333333333333383" table:style-name="ce8">
            <text:p>1,03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2">
            <text:p>"CB-KTC-2", "SBL+Sem(PODG)", 2, "2", "(2)"</text:p>
          </table:table-cell>
          <table:table-cell office:value-type="float" office:value="0" table:formula="of:=AVERAGE([.D31:.G31])" table:style-name="ce10">
            <text:p>#DZIEL/0!</text:p>
          </table:table-cell>
          <table:table-cell office:value-type="float" office:value="1.0333333333333283" table:formula="of:=AVERAGE([.H31:.K31])" table:style-name="ce8">
            <text:p>1,03</text:p>
          </table:table-cell>
          <table:table-cell table:number-columns-repeated="4" table:style-name="ce10"/>
          <table:table-cell office:value-type="float" office:value="1.0333333333333283" table:style-name="ce8">
            <text:p>1,03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1">
          <table:table-cell office:value-type="string" table:style-name="ce3">
            <text:p>"KTC-KO-1", "SBL+PO(Załęże)", 2, "1", "(2)"</text:p>
          </table:table-cell>
          <table:table-cell office:value-type="float" office:value="0" table:formula="of:=AVERAGE([.D32:.G32])" table:style-name="ce10">
            <text:p>#DZIEL/0!</text:p>
          </table:table-cell>
          <table:table-cell office:value-type="float" office:value="2.2166666666666601" table:formula="of:=AVERAGE([.H32:.K32])" table:style-name="ce8">
            <text:p>2,22</text:p>
          </table:table-cell>
          <table:table-cell table:number-columns-repeated="4" table:style-name="ce10"/>
          <table:table-cell office:value-type="float" office:value="2.2166666666666601" table:style-name="ce8">
            <text:p>2,22</text:p>
          </table:table-cell>
          <table:table-cell table:number-columns-repeated="3" table:style-name="ce8"/>
          <table:table-cell table:number-columns-repeated="16373" table:style-name="ce1"/>
        </table:table-row>
        <table:table-row table:style-name="ro2">
          <table:table-cell office:value-type="string" table:style-name="ce3">
            <text:p>"KTC-KO-2", "SBL+Sem(ST)", 2, "2", "(2)"</text:p>
          </table:table-cell>
          <table:table-cell office:value-type="float" office:value="0" table:formula="of:=AVERAGE([.D33:.G33])" table:style-name="ce10">
            <text:p>#DZIEL/0!</text:p>
          </table:table-cell>
          <table:table-cell office:value-type="float" office:value="1.0333333333333483" table:formula="of:=AVERAGE([.H33:.K33])" table:style-name="ce8">
            <text:p>1,03</text:p>
          </table:table-cell>
          <table:table-cell table:number-columns-repeated="4" table:style-name="ce10"/>
          <table:table-cell office:value-type="float" office:value="1.0333333333333483" table:style-name="ce8">
            <text:p>1,03</text:p>
          </table:table-cell>
          <table:table-cell table:number-columns-repeated="3" table:style-name="ce8"/>
          <table:table-cell table:number-columns-repeated="16373"/>
        </table:table-row>
        <table:table-row table:style-name="ro1">
          <table:table-cell office:value-type="string" table:style-name="ce2">
            <text:p>"KO", "ST", 2, "(3)"</text:p>
          </table:table-cell>
          <table:table-cell office:value-type="float" office:value="0" table:formula="of:=AVERAGE([.D34:.G34])" table:style-name="ce10">
            <text:p>#DZIEL/0!</text:p>
          </table:table-cell>
          <table:table-cell office:value-type="float" office:value="2.9999999999999898" table:formula="of:=AVERAGE([.H34:.K34])" table:style-name="ce8">
            <text:p>3,00</text:p>
          </table:table-cell>
          <table:table-cell table:number-columns-repeated="4" table:style-name="ce10"/>
          <table:table-cell office:value-type="float" office:value="2.9999999999999898" table:style-name="ce8">
            <text:p>3,00</text:p>
          </table:table-cell>
          <table:table-cell table:number-columns-repeated="3" table:style-name="ce8"/>
          <table:table-cell table:number-columns-repeated="16373"/>
        </table:table-row>
        <table:table-row table:style-name="ro1">
          <table:table-cell office:value-type="string" table:style-name="ce2">
            <text:p>"KO", "ST", 114, "(N/A)"</text:p>
          </table:table-cell>
          <table:table-cell office:value-type="float" office:value="0.79999999999999993" table:formula="of:=AVERAGE([.D35:.G35])" table:style-name="ce10">
            <text:p>0,80</text:p>
          </table:table-cell>
          <table:table-cell office:value-type="float" office:value="0.93333333333333335" table:formula="of:=AVERAGE([.H35:.K35])" table:style-name="ce8">
            <text:p>0,93</text:p>
          </table:table-cell>
          <table:table-cell office:value-type="float" office:value="0.79999999999999993" table:style-name="ce10">
            <text:p>0,80</text:p>
          </table:table-cell>
          <table:table-cell table:number-columns-repeated="3" table:style-name="ce10"/>
          <table:table-cell table:style-name="ce8"/>
          <table:table-cell office:value-type="float" office:value="0.93333333333333335" table:style-name="ce8">
            <text:p>0,93</text:p>
          </table:table-cell>
          <table:table-cell table:number-columns-repeated="2" table:style-name="ce8"/>
          <table:table-cell table:number-columns-repeated="16373"/>
        </table:table-row>
        <table:table-row table:style-name="ro1">
          <table:table-cell office:value-type="string" table:style-name="ce2">
            <text:p>"KO-KZ", "SBL+Sem(ST)", 4, "1", "(1)"</text:p>
          </table:table-cell>
          <table:table-cell office:value-type="float" office:value="1.5166666666666668" table:formula="of:=AVERAGE([.D36:.G36])" table:style-name="ce10">
            <text:p>1,52</text:p>
          </table:table-cell>
          <table:table-cell office:value-type="float" office:value="1.8" table:formula="of:=AVERAGE([.H36:.K36])" table:style-name="ce8">
            <text:p>1,80</text:p>
          </table:table-cell>
          <table:table-cell office:value-type="float" office:value="1.5166666666666668" table:style-name="ce10">
            <text:p>1,52</text:p>
          </table:table-cell>
          <table:table-cell table:number-columns-repeated="3" table:style-name="ce10"/>
          <table:table-cell table:style-name="ce8"/>
          <table:table-cell office:value-type="float" office:value="1.8" table:style-name="ce8">
            <text:p>1,80</text:p>
          </table:table-cell>
          <table:table-cell table:number-columns-repeated="2" table:style-name="ce8"/>
          <table:table-cell table:number-columns-repeated="16373"/>
        </table:table-row>
        <table:table-row table:style-name="ro1">
          <table:table-cell office:value-type="string" table:style-name="ce2">
            <text:p>"KZ", "ST", 4, "(2)"</text:p>
          </table:table-cell>
          <table:table-cell office:value-type="float" office:value="0.69999999999999951" table:formula="of:=AVERAGE([.D37:.G37])" table:style-name="ce10">
            <text:p>0,70</text:p>
          </table:table-cell>
          <table:table-cell office:value-type="float" office:value="2.1000000000000005" table:formula="of:=AVERAGE([.H37:.K37])" table:style-name="ce8">
            <text:p>2,10</text:p>
          </table:table-cell>
          <table:table-cell office:value-type="float" office:value="0.69999999999999951" table:style-name="ce10">
            <text:p>0,70</text:p>
          </table:table-cell>
          <table:table-cell table:number-columns-repeated="3" table:style-name="ce10"/>
          <table:table-cell table:style-name="ce8"/>
          <table:table-cell office:value-type="float" office:value="2.1000000000000005" table:style-name="ce8">
            <text:p>2,10</text:p>
          </table:table-cell>
          <table:table-cell table:number-columns-repeated="2" table:style-name="ce8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Ligota - Katowice - Zawodzie (Waw)</text:p>
          </table:table-cell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string" table:style-name="ce2">
            <text:p>"KL", "ST", 2, "(2)"</text:p>
          </table:table-cell>
          <table:table-cell office:value-type="float" office:value="1.0333333333333581" table:formula="of:=AVERAGE([.D41:.G41])" table:style-name="ce10">
            <text:p>1,03</text:p>
          </table:table-cell>
          <table:table-cell office:value-type="float" office:value="2.0333333333333297" table:formula="of:=AVERAGE([.H41:.K41])" table:style-name="ce8">
            <text:p>2,03</text:p>
          </table:table-cell>
          <table:table-cell office:value-type="float" office:value="0.53333333333333011" table:style-name="ce10">
            <text:p>0,53</text:p>
          </table:table-cell>
          <table:table-cell office:value-type="float" office:value="1.5333333333333863" table:style-name="ce10">
            <text:p>1,53</text:p>
          </table:table-cell>
          <table:table-cell table:number-columns-repeated="2" table:style-name="ce10"/>
          <table:table-cell table:style-name="ce8"/>
          <table:table-cell office:value-type="float" office:value="2.4166666666666616" table:style-name="ce8">
            <text:p>2,42</text:p>
          </table:table-cell>
          <table:table-cell office:value-type="float" office:value="1.6499999999999981" table:style-name="ce8">
            <text:p>1,65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"KL-Bry-1", "SBL", 2, "1", "(2)"</text:p>
          </table:table-cell>
          <table:table-cell office:value-type="float" office:value="1.6333333333333322" table:formula="of:=AVERAGE([.D42:.G42])" table:style-name="ce10">
            <text:p>1,63</text:p>
          </table:table-cell>
          <table:table-cell office:value-type="float" office:value="1.4111111111111161" table:formula="of:=AVERAGE([.H42:.K42])" table:style-name="ce8">
            <text:p>1,41</text:p>
          </table:table-cell>
          <table:table-cell office:value-type="float" office:value="2.2000000000000042" table:style-name="ce10">
            <text:p>2,20</text:p>
          </table:table-cell>
          <table:table-cell office:value-type="float" office:value="1.0666666666666602" table:style-name="ce10">
            <text:p>1,07</text:p>
          </table:table-cell>
          <table:table-cell table:number-columns-repeated="2" table:style-name="ce10"/>
          <table:table-cell office:value-type="float" office:value="1.3666666666666671" table:style-name="ce8">
            <text:p>1,37</text:p>
          </table:table-cell>
          <table:table-cell office:value-type="float" office:value="1.6666666666666741" table:style-name="ce8">
            <text:p>1,67</text:p>
          </table:table-cell>
          <table:table-cell office:value-type="float" office:value="1.2000000000000077" table:style-name="ce8">
            <text:p>1,2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"KL-Bry-2", "SBL+Sem(PODG)", 2, "2", "(2)"</text:p>
          </table:table-cell>
          <table:table-cell office:value-type="float" office:value="0.86666666666664394" table:formula="of:=AVERAGE([.D43:.G43])" table:style-name="ce10">
            <text:p>0,87</text:p>
          </table:table-cell>
          <table:table-cell office:value-type="float" office:value="1.4722222222222181" table:formula="of:=AVERAGE([.H43:.K43])" table:style-name="ce8">
            <text:p>1,47</text:p>
          </table:table-cell>
          <table:table-cell office:value-type="float" office:value="0.93333333333332269" table:style-name="ce10">
            <text:p>0,93</text:p>
          </table:table-cell>
          <table:table-cell office:value-type="float" office:value="0.79999999999996518" table:style-name="ce10">
            <text:p>0,80</text:p>
          </table:table-cell>
          <table:table-cell table:number-columns-repeated="2" table:style-name="ce10"/>
          <table:table-cell office:value-type="float" office:value="1.7666666666666597" table:style-name="ce8">
            <text:p>1,77</text:p>
          </table:table-cell>
          <table:table-cell office:value-type="float" office:value="1.7833333333333257" table:style-name="ce8">
            <text:p>1,78</text:p>
          </table:table-cell>
          <table:table-cell office:value-type="float" office:value="0.86666666666666892" table:style-name="ce8">
            <text:p>0,87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"Bry", "PODG", 2, "1", "(1)"</text:p>
          </table:table-cell>
          <table:table-cell office:value-type="float" office:value="0.80833333333334312" table:formula="of:=AVERAGE([.D44:.G44])" table:style-name="ce10">
            <text:p>0,81</text:p>
          </table:table-cell>
          <table:table-cell office:value-type="float" office:value="0.86111111111110361" table:formula="of:=AVERAGE([.H44:.K44])" table:style-name="ce8">
            <text:p>0,86</text:p>
          </table:table-cell>
          <table:table-cell office:value-type="float" office:value="0.88333333333334485" table:style-name="ce10">
            <text:p>0,88</text:p>
          </table:table-cell>
          <table:table-cell office:value-type="float" office:value="0.73333333333334139" table:style-name="ce10">
            <text:p>0,73</text:p>
          </table:table-cell>
          <table:table-cell table:number-columns-repeated="2" table:style-name="ce10"/>
          <table:table-cell office:value-type="float" office:value="0.8166666666666611" table:style-name="ce8">
            <text:p>0,82</text:p>
          </table:table-cell>
          <table:table-cell office:value-type="float" office:value="0.88333333333332476" table:style-name="ce8">
            <text:p>0,88</text:p>
          </table:table-cell>
          <table:table-cell office:value-type="float" office:value="0.88333333333332476" table:style-name="ce8">
            <text:p>0,8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"Bry-KO", "PODG+Sem(ST)", 2, "1", "(1)"</text:p>
          </table:table-cell>
          <table:table-cell office:value-type="float" office:value="1.0666666666666702" table:formula="of:=AVERAGE([.D45:.G45])" table:style-name="ce10">
            <text:p>1,07</text:p>
          </table:table-cell>
          <table:table-cell office:value-type="float" office:value="0.96666666666667123" table:formula="of:=AVERAGE([.H45:.K45])" table:style-name="ce8">
            <text:p>0,97</text:p>
          </table:table-cell>
          <table:table-cell office:value-type="float" office:value="1.0833333333333361" table:style-name="ce10">
            <text:p>1,08</text:p>
          </table:table-cell>
          <table:table-cell office:value-type="float" office:value="1.0500000000000043" table:style-name="ce10">
            <text:p>1,05</text:p>
          </table:table-cell>
          <table:table-cell table:number-columns-repeated="2" table:style-name="ce10"/>
          <table:table-cell office:value-type="float" office:value="1.0166666666666724" table:style-name="ce8">
            <text:p>1,02</text:p>
          </table:table-cell>
          <table:table-cell office:value-type="float" office:value="1.0666666666666802" table:style-name="ce8">
            <text:p>1,07</text:p>
          </table:table-cell>
          <table:table-cell office:value-type="float" office:value="0.8166666666666611" table:style-name="ce8">
            <text:p>0,82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"KO", "ST", 10, "(4)"</text:p>
          </table:table-cell>
          <table:table-cell office:value-type="float" office:value="2.0666666666666567" table:formula="of:=AVERAGE([.D46:.G46])" table:style-name="ce10">
            <text:p>2,07</text:p>
          </table:table-cell>
          <table:table-cell office:value-type="float" office:value="1.8833333333333413" table:formula="of:=AVERAGE([.H46:.K46])" table:style-name="ce8">
            <text:p>1,88</text:p>
          </table:table-cell>
          <table:table-cell table:style-name="ce10"/>
          <table:table-cell office:value-type="float" office:value="2.0666666666666567" table:style-name="ce10">
            <text:p>2,07</text:p>
          </table:table-cell>
          <table:table-cell table:number-columns-repeated="2" table:style-name="ce10"/>
          <table:table-cell table:style-name="ce8"/>
          <table:table-cell office:value-type="float" office:value="1.8833333333333413" table:style-name="ce8">
            <text:p>1,88</text:p>
          </table:table-cell>
          <table:table-cell table:number-columns-repeated="2" table:style-name="ce8"/>
          <table:table-cell table:number-columns-repeated="16373"/>
        </table:table-row>
        <table:table-row table:style-name="ro1">
          <table:table-cell office:value-type="string" table:style-name="ce2">
            <text:p>"KO", "ST", 116, "(N/A)"</text:p>
          </table:table-cell>
          <table:table-cell office:value-type="float" office:value="1.2166666666666737" table:formula="of:=AVERAGE([.D47:.G47])" table:style-name="ce10">
            <text:p>1,22</text:p>
          </table:table-cell>
          <table:table-cell office:value-type="float" office:value="0" table:formula="of:=AVERAGE([.H47:.K47])" table:style-name="ce8">
            <text:p>#DZIEL/0!</text:p>
          </table:table-cell>
          <table:table-cell office:value-type="float" office:value="1.6499999999999981" table:style-name="ce10">
            <text:p>1,65</text:p>
          </table:table-cell>
          <table:table-cell office:value-type="float" office:value="0.7833333333333492" table:style-name="ce10">
            <text:p>0,78</text:p>
          </table:table-cell>
          <table:table-cell table:number-columns-repeated="2" table:style-name="ce10"/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string" table:style-name="ce2">
            <text:p>"KO-KZ", "SBL+Sem(ST)", 2, "1", "(1)"</text:p>
          </table:table-cell>
          <table:table-cell office:value-type="float" office:value="1.4750000000000205" table:formula="of:=AVERAGE([.D48:.G48])" table:style-name="ce10">
            <text:p>1,48</text:p>
          </table:table-cell>
          <table:table-cell office:value-type="float" office:value="0" table:formula="of:=AVERAGE([.H48:.K48])" table:style-name="ce8">
            <text:p>#DZIEL/0!</text:p>
          </table:table-cell>
          <table:table-cell office:value-type="float" office:value="1.2000000000000077" table:style-name="ce10">
            <text:p>1,20</text:p>
          </table:table-cell>
          <table:table-cell office:value-type="float" office:value="1.7500000000000335" table:style-name="ce10">
            <text:p>1,75</text:p>
          </table:table-cell>
          <table:table-cell table:number-columns-repeated="2" table:style-name="ce10"/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string" table:style-name="ce2">
            <text:p>"KZ", "ST", 2, "(1)"</text:p>
          </table:table-cell>
          <table:table-cell office:value-type="float" office:value="0.89166666666665284" table:formula="of:=AVERAGE([.D49:.G49])" table:style-name="ce10">
            <text:p>0,89</text:p>
          </table:table-cell>
          <table:table-cell office:value-type="float" office:value="0" table:formula="of:=AVERAGE([.H49:.K49])" table:style-name="ce8">
            <text:p>#DZIEL/0!</text:p>
          </table:table-cell>
          <table:table-cell office:value-type="float" office:value="0.86666666666666892" table:style-name="ce10">
            <text:p>0,87</text:p>
          </table:table-cell>
          <table:table-cell office:value-type="float" office:value="0.91666666666663688" table:style-name="ce10">
            <text:p>0,92</text:p>
          </table:table-cell>
          <table:table-cell table:number-columns-repeated="2" table:style-name="ce10"/>
          <table:table-cell table:number-columns-repeated="4" table:style-name="ce8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Batory (Bytom) - Katowice</text:p>
          </table:table-cell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string" table:style-name="ce2">
            <text:p>"CB", "ST", 4, "(2)"</text:p>
          </table:table-cell>
          <table:table-cell office:value-type="float" office:value="0" table:formula="of:=AVERAGE([.D53:.G53])" table:style-name="ce10">
            <text:p>#DZIEL/0!</text:p>
          </table:table-cell>
          <table:table-cell office:value-type="float" office:value="1.7333333333333278" table:formula="of:=AVERAGE([.H53:.K53])" table:style-name="ce8">
            <text:p>1,73</text:p>
          </table:table-cell>
          <table:table-cell table:number-columns-repeated="4" table:style-name="ce10"/>
          <table:table-cell office:value-type="float" office:value="1.7333333333333278" table:style-name="ce8">
            <text:p>1,73</text:p>
          </table:table-cell>
          <table:table-cell table:number-columns-repeated="16376"/>
        </table:table-row>
        <table:table-row table:style-name="ro1">
          <table:table-cell table:style-name="ce5"/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string" table:style-name="ce5">
            <text:p>Chałupki - Katowice</text:p>
          </table:table-cell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/>
        </table:table-row>
        <table:table-row table:style-name="ro1">
          <table:table-cell office:value-type="string" table:style-name="ce2">
            <text:p>"KL", "ST", 3, "(1)"</text:p>
          </table:table-cell>
          <table:table-cell table:style-name="ce10"/>
          <table:table-cell table:style-name="ce8"/>
          <table:table-cell table:number-columns-repeated="4" table:style-name="ce10"/>
          <table:table-cell office:value-type="float" office:value="2.9166666666666696" table:style-name="ce8">
            <text:p>2,92</text:p>
          </table:table-cell>
          <table:table-cell table:number-columns-repeated="16376"/>
        </table:table-row>
        <table:table-row table:style-name="ro1">
          <table:table-cell table:style-name="ce6"/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/>
        </table:table-row>
        <table:table-row table:style-name="ro1">
          <table:table-cell table:style-name="ce5"/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/>
        </table:table-row>
        <table:table-row table:number-rows-repeated="2" table:style-name="ro1">
          <table:table-cell table:style-name="ce7"/>
          <table:table-cell table:style-name="ce10"/>
          <table:table-cell table:style-name="ce8"/>
          <table:table-cell table:number-columns-repeated="4" table:style-name="ce10"/>
          <table:table-cell table:number-columns-repeated="4" table:style-name="ce8"/>
          <table:table-cell table:number-columns-repeated="16373"/>
        </table:table-row>
        <table:table-row table:number-rows-repeated="1048516" table:style-name="ro1">
          <table:table-cell table:number-columns-repeated="16384"/>
        </table:table-row>
      </table:table>
      <table:table table:name="Arkusz2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table:number-columns-repeated="3" table:style-name="ce1"/>
          <table:table-cell office:value-type="string" table:style-name="ce1">
            <text:p>Od peronu czas</text:p>
          </table:table-cell>
          <table:table-cell office:value-type="string" table:style-name="ce1">
            <text:p>Od peronu drugi blok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"KO", "ST", 9, "(1)"</text:p>
          </table:table-cell>
          <table:table-cell office:value-type="string" table:style-name="ce2">
            <text:p>"KO-Bugla-Bry-1", "Sem(ST)+SBL", 1, "1", "(2)"</text:p>
          </table:table-cell>
          <table:table-cell office:value-type="string" table:style-name="ce1">
            <text:p>62,64,69,70,72,74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2-13T16:54:29Z</meta:creation-date>
    <dc:date>2021-06-09T11:42:17Z</dc:date>
    <meta:user-defined meta:name="ContentTypeId">0x010100CD5458B81A8B2B4B92FF87D810305C72</meta:user-defined>
  </office:meta>
</office:document-meta>
</file>